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aramond Pro" fo:font-size="32pt" fo:font-weight="bold" officeooo:paragraph-rsid="000e79db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Adobe Garamond Pro" fo:font-size="32pt" fo:font-weight="bold" officeooo:paragraph-rsid="000e79db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dobe Garamond Pro" officeooo:paragraph-rsid="000e79db"/>
    </style:style>
    <style:style style:name="P4" style:family="paragraph" style:parent-style-name="Standard">
      <style:paragraph-properties fo:text-align="center" style:justify-single-word="false"/>
      <style:text-properties officeooo:paragraph-rsid="000e79db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0e79db"/>
    </style:style>
    <style:style style:name="T1" style:family="text">
      <style:text-properties style:font-name="Adobe Garamond Pro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dobe Garamond Pro" fo:font-weight="bold" style:font-weight-asian="bold" style:font-weight-complex="bold"/>
    </style:style>
    <style:style style:name="T3" style:family="text">
      <style:text-properties style:font-name="Adobe Garamond Pro" fo:font-weight="bold" officeooo:rsid="0017b6b7" style:font-weight-asian="bold" style:font-weight-complex="bold"/>
    </style:style>
    <style:style style:name="T4" style:family="text">
      <style:text-properties style:font-name="Adobe Garamond Pro" fo:font-weight="bold" officeooo:rsid="000f94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erwalk Institute</text:span></text:p>
      <text:p text:style-name="P4"><text:span text:style-name="T1">Of</text:span></text:p>
      <text:p text:style-name="P4"><text:span text:style-name="T1">Technology</text:span></text:p>
      <text:p text:style-name="P1"/>
      <text:p text:style-name="P1"/>
      <text:p text:style-name="P2"/>
      <text:p text:style-name="P1"/>
      <text:p text:style-name="P4"><text:span text:style-name="T2">LabSheet#</text:span><text:span text:style-name="T4">5</text:span></text:p>
      <text:p text:style-name="P4"><text:span text:style-name="T2">Sagar Giri</text:span></text:p>
      <text:p text:style-name="P4"><text:span text:style-name="T2">0205</text:span></text:p>
      <text:p text:style-name="P2"/>
      <text:p text:style-name="P1"/>
      <text:p text:style-name="P1"/>
      <text:p text:style-name="P1"/>
      <text:p text:style-name="P1"/>
      <text:p text:style-name="P4"><text:span text:style-name="T2">Submitted To: Sarbin Sayami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51:19.394707555</meta:creation-date>
    <dc:date>2015-07-08T11:52:20.150530613</dc:date>
    <meta:editing-duration>PT5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2" meta:character-count="81" meta:non-whitespace-character-count="76"/>
  </office:meta>
</office:document-meta>
</file>